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background-color="#99ff66"/>
    </style:style>
    <style:style style:name="P2" style:family="paragraph" style:parent-style-name="Standard">
      <style:text-properties fo:background-color="#ffff99"/>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style style:name="P5" style:family="paragraph" style:parent-style-name="Standard" style:list-style-name="L2">
      <style:text-properties fo:background-color="#99ff66"/>
    </style:style>
    <style:style style:name="P6" style:family="paragraph" style:parent-style-name="Standard" style:list-style-name="L3">
      <style:text-properties fo:background-color="#99ff66"/>
    </style:style>
    <style:style style:name="P7" style:family="paragraph" style:parent-style-name="Standard" style:list-style-name="L4">
      <style:text-properties fo:background-color="#99ff66"/>
    </style:style>
    <style:style style:name="P8" style:family="paragraph" style:parent-style-name="Standard" style:list-style-name="L7">
      <style:text-properties fo:background-color="#99ff66"/>
    </style:style>
    <style:style style:name="P9" style:family="paragraph" style:parent-style-name="Standard" style:list-style-name="L8">
      <style:text-properties fo:background-color="#99ff66"/>
    </style:style>
    <style:style style:name="P10" style:family="paragraph" style:parent-style-name="Standard" style:list-style-name="L10">
      <style:text-properties fo:background-color="#99ff66"/>
    </style:style>
    <style:style style:name="P11" style:family="paragraph" style:parent-style-name="Standard" style:list-style-name="L11">
      <style:text-properties fo:background-color="#99ff66"/>
    </style:style>
    <style:style style:name="P12" style:family="paragraph" style:parent-style-name="Standard" style:list-style-name="L12">
      <style:text-properties fo:background-color="#99ff66"/>
    </style:style>
    <style:style style:name="P13" style:family="paragraph" style:parent-style-name="Standard" style:list-style-name="L9">
      <style:text-properties fo:background-color="#99ff66"/>
    </style:style>
    <style:style style:name="P14" style:family="paragraph" style:parent-style-name="Standard" style:list-style-name="L13">
      <style:text-properties fo:background-color="#99ff66"/>
    </style:style>
    <style:style style:name="P15" style:family="paragraph" style:parent-style-name="Standard" style:list-style-name="L5">
      <style:text-properties fo:background-color="#ffff99"/>
    </style:style>
    <style:style style:name="P16" style:family="paragraph" style:parent-style-name="Standard" style:list-style-name="L6">
      <style:text-properties fo:background-color="#ffff99"/>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te:<text:span text:style-name="T1"> The text in green are the ones I am confident of, whereas the comments in yellow, I have never used whilst developing applications at the moment.</text:span></text:p>
      <text:p text:style-name="Standard"/>
      <text:list xml:id="list443888929045391259" text:style-name="L1">
        <text:list-item>
          <text:p text:style-name="P4">Describe Agile software development in your own words.</text:p>
        </text:list-item>
      </text:list>
      <text:p text:style-name="Standard"/>
      <text:list xml:id="list2889699969381474573" text:style-name="L2">
        <text:list-item>
          <text:p text:style-name="P5">Use of software such as Azure DevOps to manage stories and individual tasks within a story to deliver sprints.</text:p>
        </text:list-item>
        <text:list-item>
          <text:p text:style-name="P5">Encourages open conversations with non-technical aswell as technical staff involving testers and business users.</text:p>
        </text:list-item>
        <text:list-item>
          <text:p text:style-name="P5">Use of Continuous Integration and Continuous Deployment with cloud automation techniques to regularly deploy software in the faster, but safest method possible.</text:p>
        </text:list-item>
        <text:list-item>
          <text:p text:style-name="P5">Uses source code tools such as GitHUB as a central location to deploy software.</text:p>
        </text:list-item>
      </text:list>
      <text:p text:style-name="Standard"/>
      <text:list xml:id="list41602121" text:continue-list="list443888929045391259" text:style-name="L1">
        <text:list-item>
          <text:p text:style-name="P4">2. What do you think are the most important aspects to pay attention to when reviewing another team member’s code? </text:p>
        </text:list-item>
      </text:list>
      <text:p text:style-name="Standard"/>
      <text:list xml:id="list509457526283987817" text:style-name="L3">
        <text:list-item>
          <text:p text:style-name="P6">Comments in code.</text:p>
        </text:list-item>
        <text:list-item>
          <text:p text:style-name="P6">Good test project with complete test methods.</text:p>
        </text:list-item>
        <text:list-item>
          <text:p text:style-name="P6">Segregation of tasks Eg. Model, View Models, repository, controller uses repository to access data models, views.</text:p>
        </text:list-item>
        <text:list-item>
          <text:p text:style-name="P6">Use a central database Eg. SQL, Oracle.</text:p>
        </text:list-item>
      </text:list>
      <text:p text:style-name="Standard"/>
      <text:list xml:id="list41599710" text:continue-list="list41602121" text:style-name="L1">
        <text:list-item>
          <text:p text:style-name="P4">Using any language, write a function to compute the Nth Fibonacci number. You can either write the code in your document, or provide a link to your solution on GitHub. </text:p>
        </text:list-item>
      </text:list>
      <text:p text:style-name="Standard"/>
      <text:list xml:id="list4475562406859211178" text:style-name="L4">
        <text:list-item>
          <text:p text:style-name="P7">See Visual Studio project in Github.</text:p>
        </text:list-item>
      </text:list>
      <text:list xml:id="list41595950" text:continue-list="list41599710" text:style-name="L1">
        <text:list-header>
          <text:p text:style-name="P4"/>
        </text:list-header>
        <text:list-item>
          <text:p text:style-name="P4">Explain the difference between a mutex and a semaphore. </text:p>
        </text:list-item>
      </text:list>
      <text:p text:style-name="Standard"/>
      <text:list xml:id="list4228553231093608160" text:style-name="L5">
        <text:list-item>
          <text:p text:style-name="P15">Mutex provides mutual exclusion. <text:s/>Here is some informatin on this: <text:a xlink:type="simple" xlink:href="https://docs.microsoft.com/en-us/dotnet/api/system.threading.mutex?view=net-5.0" text:style-name="Internet_20_link" text:visited-style-name="Visited_20_Internet_20_Link">https://docs.microsoft.com/en-us/dotnet/api/system.threading.mutex?view=net-5.0</text:a> </text:p>
          <text:p text:style-name="P15"/>
        </text:list-item>
        <text:list-item>
          <text:p text:style-name="P15">Semaphore is a generalized mutex where if you have a single buffer, we can split the 4 Kb buffer into 4 1 KB buffers (identical resources). <text:s/>A semaphore can be associated with the 4 buffers.</text:p>
        </text:list-item>
      </text:list>
      <text:p text:style-name="P2"/>
      <text:p text:style-name="P2">Apart from the comments which I have read about,, is Mutex <text:s/>and Semaphore used in a similar way to Task Async method? <text:s/>The <text:s/>Task Asynchronous methods in the controller to deliver multi-processing of tasks but also managing the different tasks with the await of tasks and specifying the order with “Continue”.</text:p>
      <text:p text:style-name="P2"/>
      <text:p text:style-name="P2">Currently, I have not used Mutex/Semaphore or Task Async in my previous projects.</text:p>
      <text:p text:style-name="Standard"/>
      <text:list xml:id="list41613707" text:continue-list="list41595950" text:style-name="L1">
        <text:list-item>
          <text:p text:style-name="P4">Explain a ternary tree. </text:p>
        </text:list-item>
      </text:list>
      <text:p text:style-name="Standard"/>
      <text:list xml:id="list69836557035872473" text:style-name="L6">
        <text:list-item>
          <text:p text:style-name="P16">Tree data structure where each node has at most 3 child nodes.</text:p>
        </text:list-item>
        <text:list-item>
          <text:p text:style-name="P16">Ternary trees can be used in applications such as predictive search to determine the next word, etc.</text:p>
        </text:list-item>
      </text:list>
      <text:p text:style-name="Standard"/>
      <text:list xml:id="list41604163" text:continue-list="list41613707" text:style-name="L1">
        <text:list-item>
          <text:p text:style-name="P4">Explain the difference between an array and a linked list. </text:p>
        </text:list-item>
      </text:list>
      <text:p text:style-name="Standard"/>
      <text:list xml:id="list2246842072186187489" text:style-name="L7">
        <text:list-item>
          <text:p text:style-name="P8"><text:soft-page-break/>Array is a collection of elements of a similar data type.</text:p>
        </text:list-item>
        <text:list-item>
          <text:p text:style-name="P8">Linked List is an ordered collection of elements of the same type in which each element is connected to the next using pointers.</text:p>
        </text:list-item>
      </text:list>
      <text:p text:style-name="Standard"/>
      <text:list xml:id="list41590740" text:continue-list="list41604163" text:style-name="L1">
        <text:list-item>
          <text:p text:style-name="P4">Explain the bitwise AND operator. </text:p>
        </text:list-item>
      </text:list>
      <text:p text:style-name="Standard"/>
      <text:list xml:id="list1870372283303704224" text:style-name="L8">
        <text:list-item>
          <text:p text:style-name="P9">These are logical operators Eg. A=1 &amp; b=1 means that if A is true and b is true then it returns 1 other it returns 0.</text:p>
        </text:list-item>
      </text:list>
      <text:p text:style-name="Standard"/>
      <text:list xml:id="list41604729" text:continue-list="list41590740" text:style-name="L1">
        <text:list-item>
          <text:p text:style-name="P4">Explain CI/CD and their value. </text:p>
        </text:list-item>
      </text:list>
      <text:p text:style-name="Standard"><text:tab/></text:p>
      <text:list xml:id="list428788063406731265" text:style-name="L9">
        <text:list-item>
          <text:p text:style-name="P13">Continuous Integration is using one single place to store source code which everyone commits to the main project every day / week. <text:s/>Involves unit testing and Automate the build process to deploy the SQL updates and web app updates. </text:p>
        </text:list-item>
        <text:list-item>
          <text:p text:style-name="P13">Continuous Delivery: Involves testing phases to deploy from dev to test to production. <text:s/>CD involves: Release pipeline, Automated release development, automated acceptance testing Eg. Performance / UI tests. <text:s text:c="2"/>Involves business testers. </text:p>
        </text:list-item>
      </text:list>
      <text:list xml:id="list41591280" text:continue-list="list41604729" text:style-name="L1">
        <text:list-header>
          <text:p text:style-name="P4"/>
        </text:list-header>
        <text:list-item>
          <text:p text:style-name="P4">What are the HTTP methods supported by REST?</text:p>
        </text:list-item>
      </text:list>
      <text:list xml:id="list254248588703356020" text:style-name="L13">
        <text:list-item>
          <text:p text:style-name="P14">GET:<text:tab/><text:tab/>This gets a resource's information so deliver it to a view.</text:p>
        </text:list-item>
        <text:list-item>
          <text:p text:style-name="P14">POST:<text:tab/><text:tab/>This creates a new resource</text:p>
        </text:list-item>
        <text:list-item>
          <text:p text:style-name="P14">PUT<text:tab/><text:tab/>This updates an existing resource.</text:p>
        </text:list-item>
        <text:list-item>
          <text:p text:style-name="P14">PATCH<text:tab/>This does a partial update to a resource Eg. One attribute of a resource.</text:p>
        </text:list-item>
        <text:list-item>
          <text:p text:style-name="P14">DELETE<text:tab/>This deletes a resource</text:p>
        </text:list-item>
      </text:list>
      <text:list xml:id="list41615108" text:continue-list="list41591280" text:style-name="L1">
        <text:list-header>
          <text:p text:style-name="P4"/>
        </text:list-header>
        <text:list-item>
          <text:p text:style-name="P4">Describe one of your personal development projects. </text:p>
        </text:list-item>
      </text:list>
      <text:p text:style-name="Standard"/>
      <text:p text:style-name="Standard">Personal projects would be trying to get my next belt in Karate.</text:p>
      <text:p text:style-name="Standard"/>
      <text:p text:style-name="P1">IT projects would be:</text:p>
      <text:p text:style-name="P1"/>
      <text:p text:style-name="P1">A.<text:tab/>Development of a Plant Change Register ASP.NET <text:s/>web application</text:p>
      <text:list xml:id="list6256774538781227652" text:style-name="L10">
        <text:list-item>
          <text:p text:style-name="P10">It was originally a set of 6 MS Access databases which had become old and were constantly becoming corrupted.</text:p>
        </text:list-item>
        <text:list-item>
          <text:p text:style-name="P10">Developed one ASP.NET Web application using one SQL database to do create, read, update and delete.procedures. <text:s/>There were pages for the main plant change <text:s/>register with other pages to manage master data.</text:p>
        </text:list-item>
        <text:list-item>
          <text:p text:style-name="P10">Reports were delivered with SSRS.</text:p>
        </text:list-item>
        <text:list-item>
          <text:p text:style-name="P10">Users were only able to manage specific units based on AD groups with either Admin, Superuser or normal user permissions.</text:p>
        </text:list-item>
        <text:list-item>
          <text:p text:style-name="P10">Front end was mainly done in jquery and event handlers</text:p>
        </text:list-item>
      </text:list>
      <text:p text:style-name="P1"/>
      <text:p text:style-name="P1">B.<text:tab/>Upgrade of OSISoft PI Infrastructure:</text:p>
      <text:p text:style-name="P1"/>
      <text:p text:style-name="P1">This was a major upgrade project which involved understanding all associated applications and interfaces which were used throughout the company for OSISoft PI: <text:a xlink:type="simple" xlink:href="https://www.osisoft.com/" text:style-name="Internet_20_link" text:visited-style-name="Visited_20_Internet_20_Link">https://www.osisoft.com/</text:a> which delivers operational intelligence via analytics and cloud analytics:</text:p>
      <text:p text:style-name="P1"/>
      <text:list xml:id="list2458767825667040808" text:style-name="L11">
        <text:list-item>
          <text:p text:style-name="P11">Migration of OSISoft PI from a physical server to a virtual server.</text:p>
        </text:list-item>
        <text:list-item>
          <text:p text:style-name="P11">Upgrade of 12 server applications using Visual Studio to change the software development kit and change the code in all of the applications.</text:p>
        </text:list-item>
        <text:list-item>
          <text:p text:style-name="P11"><text:soft-page-break/>Upgrade of OSISoft PI interface server.</text:p>
        </text:list-item>
        <text:list-item>
          <text:p text:style-name="P11">Upgrade of a FTP AIX server.to WinSCP and several PowerShell scripts.</text:p>
        </text:list-item>
        <text:list-item>
          <text:p text:style-name="P11">Upgrade of a OSISoft PI Data Archive with a large test plan with involvement from the business.</text:p>
        </text:list-item>
        <text:list-item>
          <text:p text:style-name="P11">Testing at each of the different phases.</text:p>
        </text:list-item>
      </text:list>
      <text:p text:style-name="Standard"/>
      <text:list xml:id="list41599056" text:continue-list="list41615108" text:style-name="L1">
        <text:list-item>
          <text:p text:style-name="P4">How many windows are there in New York City? For the purposes of this question, please only include buildings, not vehicles or any other places where windows can be found, such as zoo enclosures. </text:p>
        </text:list-item>
      </text:list>
      <text:p text:style-name="Standard"/>
      <text:p text:style-name="P1">Here would be my approach: :</text:p>
      <text:p text:style-name="P1">A) Clarify what is meant to mean a building by the questioner. <text:s/>Is it an office, house, flat, warehouse, industrial units, train stations?</text:p>
      <text:p text:style-name="P1">B) Speak to Local Government (Eg. Planning / Quantity Surveyors ) <text:s/>who may be able to advise :</text:p>
      <text:list xml:id="list7377326155003875856" text:style-name="L12">
        <text:list-item>
          <text:p text:style-name="P12">If there is a database which provides the types of buildings (Eg. Train station, Office, House, Flat), specific number of buildings and number of windows per building. <text:s/>I suspect you will have to ask if this involves all records or does <text:s/>it only include the last 200 years or so?</text:p>
        </text:list-item>
        <text:list-item>
          <text:p text:style-name="P12">If specific numbers are not possible, then try to find a source to determine:</text:p>
          <text:list>
            <text:list-item>
              <text:p text:style-name="P12">Average number of windows per building type. <text:s/>Eg. If there are 1000 working in a building, there could be 150 windows, etc.</text:p>
            </text:list-item>
          </text:list>
        </text:list-item>
      </text:list>
      <text:p text:style-name="P1"/>
      <text:p text:style-name="P1">C) Other ideas, speak to private building companies for their advise.</text:p>
      <text:p text:style-name="P1">D) Ask the question to the national government.</text:p>
      <text:p text:style-name="P1">E) Try Google or other internet search enginees since they specialise in mapping the global world involving NYC.</text:p>
      <text:p text:style-name="P1">F) Finally, once you have determined an approach, attempt to provide a report of your findings and agree with this appraoch with the project managers.</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gel Oldham</meta:initial-creator>
    <meta:creation-date>2020-11-13T15:19:00.35</meta:creation-date>
    <dc:date>2020-11-15T21:38:27.62</dc:date>
    <dc:creator>Nigel Oldham</dc:creator>
    <meta:editing-duration>PT9H44M22S</meta:editing-duration>
    <meta:editing-cycles>10</meta:editing-cycles>
    <meta:generator>OpenOffice/4.1.5$Win32 OpenOffice.org_project/415m1$Build-9789</meta:generator>
    <meta:document-statistic meta:table-count="0" meta:image-count="0" meta:object-count="0" meta:page-count="3" meta:paragraph-count="64" meta:word-count="1053" meta:character-count="6195"/>
  </office:meta>
</office:document-meta>
</file>